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Courier New CYR" svg:font-family="'Courier New CY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style:font-name="Courier New" fo:font-size="11pt" fo:language="en" fo:country="US" style:font-name-asian="Courier New" style:font-size-asian="11pt" style:font-name-complex="Courier New" style:font-size-complex="11pt"/>
    </style:style>
    <style:style style:name="P3" style:family="paragraph" style:parent-style-name="Standard" style:list-style-name="">
      <style:paragraph-properties style:text-autospace="none"/>
      <style:text-properties style:font-name="Courier New" fo:font-size="12pt" fo:language="en" fo:country="US" fo:font-style="italic" style:font-name-asian="Courier New" style:font-size-asian="12pt" style:font-style-asian="italic" style:font-name-complex="Courier New" style:font-size-complex="12pt" style:font-style-complex="italic"/>
    </style:style>
    <style:style style:name="P4" style:family="paragraph" style:parent-style-name="Standard" style:list-style-name="">
      <style:paragraph-properties style:text-autospace="none"/>
      <style:text-properties style:font-name="Courier New CYR" fo:font-size="11pt" fo:language="ru" fo:country="RU" style:font-name-asian="Courier New CYR" style:font-size-asian="11pt" style:font-name-complex="Courier New CYR" style:font-size-complex="11pt"/>
    </style:style>
    <style:style style:name="P5" style:family="paragraph" style:parent-style-name="Standard" style:list-style-name="">
      <style:paragraph-properties fo:text-align="center" style:justify-single-word="false" style:text-autospace="none"/>
      <style:text-properties fo:font-size="15pt" fo:font-style="italic" fo:font-weight="bold" style:font-size-asian="15pt" style:font-style-asian="italic" style:font-weight-asian="bold" style:font-size-complex="15pt" style:font-style-complex="italic" style:font-weight-complex="bold"/>
    </style:style>
    <style:style style:name="P6" style:family="paragraph" style:parent-style-name="Standard" style:list-style-name="">
      <style:paragraph-properties fo:break-before="page" style:text-autospace="none"/>
    </style:style>
    <style:style style:name="T1" style:family="text">
      <style:text-properties style:font-name="Courier New" fo:font-size="11pt" fo:language="en" fo:country="US" style:font-name-asian="Courier New" style:font-size-asian="11pt" style:font-name-complex="Courier New" style:font-size-complex="11pt"/>
    </style:style>
    <style:style style:name="T2" style:family="text">
      <style:text-properties style:font-name="Courier New" fo:language="en" fo:country="US" style:font-name-asian="Courier New" style:font-name-complex="Courier New"/>
    </style:style>
    <style:style style:name="T3" style:family="text">
      <style:text-properties style:font-name="Courier New" fo:font-size="11pt" fo:language="en" fo:country="US" style:font-name-asian="Courier New" style:font-size-asian="11pt" style:font-name-complex="Courier New" style:font-size-complex="11pt"/>
    </style:style>
    <style:style style:name="T4" style:family="text">
      <style:text-properties style:font-name="Courier New" fo:language="en" fo:country="US" style:font-name-asian="Courier New" style:font-name-complex="Courier New"/>
    </style:style>
    <style:style style:name="T5" style:family="text">
      <style:text-properties style:font-name="Courier New CYR" fo:font-size="11pt" fo:language="ru" fo:country="RU" style:font-name-asian="Courier New CYR" style:font-size-asian="11pt" style:font-name-complex="Courier New CYR"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Windows XP reaches end-of-life </text:span><text:span text:style-name="T2">– are you ready?</text:span></text:p>
      <text:p text:style-name="P3">Windows XP was released in 2001 and, soon after that, Microsoft announced it would support all its products for at least 10 years from the release date. However, in 2007, the company decided to extend support for XP to 8 April 2014, because it was still so widely used. With only a day to go until support ends, estimates suggest that almost 1 in 5 personal computers still run XP. While consumers are entitled to carry on using XP for as long as they like – the software will not stop working – those who choose to do so will be much more vulnerable to cyber attacks</text:p>
      <text:p text:style-name="P2"/>
      <text:p text:style-name="P2">Microsoft will stop supporting Windows XP on Tuesday 8 April, leaving anyone still running the 13-year-old operating system without potentially critical security updates.</text:p>
      <text:p text:style-name="P2">Windows XP was released in 2001 and, soon after that, Microsoft announced it would support all its products for at least 10 years from the release date. However, in 2007, the company decided to extend support for XP to 8 April 2014, because it was still so widely used.</text:p>
      <text:p text:style-name="P2">With only a day to go until support ends, estimates suggest that almost 1 in 5 personal computers still run XP. While consumers are entitled to carry on using XP for as long as they like – the software will not stop working – those who choose to do so will be much more vulnerable to cyber attacks.</text:p>
      <text:p text:style-name="P2">This is because, every month, Microsoft has released a set of security patches to address any new vulnerabilities that may have been discovered.</text:p>
      <text:p text:style-name="P2">The company was unwilling to reveal how many updates for Windows XP it currently issues each month but said that, between July 2012 and July 2013, Windows XP was an "affected product" in 45 Microsoft security bulletins.</text:p>
      <text:p text:style-name="P2"/>
      <text:p text:style-name="P2">The final "Patch Tuesday" for Windows XP will bring four bulletins, including a critical fix for a zero-day Microsoft Word vulnerability uncovered last week.</text:p>
      <text:p text:style-name="P2">"You may think if you have a current anti-virus, anti-malware product, and that’s still supported, won’t I be safe? The answer is unfortunately not, because you need to have security all the way from the operating system up," said Microsoft spokesperson Ian Moulster.</text:p>
      <text:p text:style-name="P2">"It will certainly help if you’ve got current and good anti-malware products, but they can’t protect you against everything if the operating system itself has got some kind of flaw in it."</text:p>
      <text:p text:style-name="P2">He added that when Windows XP was released in 2001, it was a different world; the internet was not widely used, there was no such thing as Facebook, and email was far less common. Unlike XP, current versions of Windows come with built-in protections that reflect the world we live in today.</text:p>
      <text:p text:style-name="P2">"XP can be improved and changed over the years to try and cope with that, but it was never designed to do that from the ground-up, whereas something like Windows 8.1 is very much is designed to do that from the ground up," he said.</text:p>
      <text:p text:style-name="P2">Microsoft has teamed up with a company called Laplink to help customers on XP prepare to move to a new PC. The free tool, called PCmover Express for Windows XP, will be available beginning this month and works by copying files and settings from Windows XP to a new device running Windows 7, Windows 8 or Windows 8.1. For users wanting to transfer applications, Laplink also offers a premium product.</text:p>
      <text:p text:style-name="P2">However, consumers may prefer to switch to a different operating system such as Apple's OS X Mavericks, (only runs on Apple PCs), or one of the <text:soft-page-break/>many flavours of Linux such as Ubuntu, LXLE or Zorin.</text:p>
      <text:p text:style-name="P2">For those who do want to stick with Windows, Microsoft has a number of video tutorials online, to help people get started with their new operating system, and has provided a step-by-step guide for migrating from Windows XP to its latest operating system, Windows 8.1:</text:p>
      <text:p text:style-name="P2">1. Confirm that the machine is running XP. If the home screen hasn’t been personalised you’ll see the familiar XP wallpaper when you boot up, but you can also confirm by clicking the Start button, click Run, type winver, and then press Enter.</text:p>
      <text:p text:style-name="P2">2. Choose a new PC. The easiest path to Windows 8.1 is with new hardware and there are offers and deals for consumers out there. Stay up to date on the latest offers on Windows PCs and tablets via the Windows Buying Guide and learn how to choose a new PC.</text:p>
      <text:p text:style-name="P2">3. Transfer your files. Microsoft's PCs hold memories full of photos, files and music and that you’ll want to access on a new device. There are several options for transferring files, either using cloud storage or using an external hard drive.</text:p>
      <text:p text:style-name="P2">4. Get to know Windows 8.1. Once the right PC has been chosen and files migrated, you’ll be ready to explore Windows 8.1. Follow these videos to understand how to get the most out of Windows 8.</text:p>
      <text:p text:style-name="P2"/>
      <text:p text:style-name="P2"/>
      <text:p text:style-name="P1"><text:span text:style-name="T1"/></text:p>
      <text:p text:style-name="P6"><text:span text:style-name="T1">Windows XP </text:span><text:span text:style-name="T5">достигает конца срока службы - вы готовы?</text:span></text:p>
      <text:p text:style-name="P4">Windows XP была выпущена в 2001 году и , вскоре после этого , Microsoft объявила , что поддержит все свои продукты для не менее 10 лет с даты выпуска . Тем не менее, в 2007 году, компания решила расширить поддержку XP по 8 апреля 2014 года, потому что это было до сих пор так широко используется . Что только день , чтобы идти до поддержки концов , расчеты показывают, что почти 1 в 5 персональных компьютеров по-прежнему работать XP. В то время как потребители имеют право осуществлять на использовании XP так долго, как им нравится - программное обеспечение не перестанет работать - тех, кто решил сделать это будет гораздо более уязвимы для кибератак</text:p>
      <text:p text:style-name="P4"/>
      <text:p text:style-name="P4">Microsoft прекратит поддержку Windows XP во вторник, 8 апреля оставляя никого еще работает 13 -летний операционную систему без потенциально критических обновлений безопасности .</text:p>
      <text:p text:style-name="P4">Windows XP была выпущена в 2001 году и , вскоре после этого , Microsoft объявила , что поддержит все свои продукты для не менее 10 лет с даты выпуска . Тем не менее, в 2007 году, компания решила расширить поддержку XP по 8 апреля 2014 года, потому что это было до сих пор так широко используется .</text:p>
      <text:p text:style-name="P4">Что только день , чтобы идти до поддержки концов , расчеты показывают, что почти 1 в 5 персональных компьютеров по-прежнему работать XP. В то время как потребители имеют право осуществлять на использовании XP так долго, как им нравится - программное обеспечение не перестанет работать - тех, кто решил сделать это будет гораздо более уязвимы для кибератак .</text:p>
      <text:p text:style-name="P4">Это потому, что каждый месяц , Microsoft выпустила набор обновлений безопасности для решения новых уязвимостей , которые могут быть обнаружены .</text:p>
      <text:p text:style-name="P4">Компания не желает показать, как много обновлений для Windows XP в настоящее время выпускает каждый месяц , но сказал, что , в период с июля 2012 года и июля 2013 года Windows XP была"зараженный продукт " в 45 бюллетеней по безопасности Microsoft.</text:p>
      <text:p text:style-name="P4">Статьи по Теме</text:p>
      <text:p text:style-name="P4">Да здравствует Windows 8 13 апреля 2014</text:p>
      <text:p text:style-name="P4">Правительство уделяет ? 5.5m оказывать поддержку Windows XP 3 апреля 2014</text:p>
      <text:p text:style-name="P4">Личное видение компании Microsoft для телефона 3 апреля 2014</text:p>
      <text:p text:style-name="P4">Три четверти предприятий Великобритании ' по-прежнему работает в Windows XP " 1 апреля 2014</text:p>
      <text:p text:style-name="P4">Microsoft и Yahoo! идти ' Голливуд ' в ТВ-контента битва 7 апреля 2014</text:p>
      <text:p text:style-name="P4">Microsoft Office является " так правильно " для IPad 30 марта 2014</text:p>
      <text:p text:style-name="P4">Узнайте, чтобы дать себе свободу от Facebook Hyundai</text:p>
      <text:p text:style-name="P4">Окончательный " Патч вторник " для Windows XP принесет четыре бюллетеня , в том числе критического исправления для нулевого дня Microsoft Word уязвимости непокрытой на прошлой неделе.</text:p>
      <text:p text:style-name="P4">" Вы можете думать, если у вас есть текущий антивирус, анти- вредоносных программ продукт , и это по-прежнему поддерживается , не я буду в безопасности? Ответ , к сожалению, нет, потому что вы должны обеспечить безопасность на всем пути от операционной системы до ", сказал пресс-секретарь Microsoft Ян Moulster .</text:p>
      <text:p text:style-name="P4">"Это , безусловно, поможет , если у вас есть текущие и хорошие защиты от вредоносных программ продукты, но они не могут защитить вас от всего , если сама операционная система имеет какую-то недостаток в нем. "</text:p>
      <text:p text:style-name="P4">Он добавил, что , когда Windows XP была выпущена в 2001 году , это был другой мир ; Интернет не широко используется , не было такого понятия, как Facebook, и электронная почта была гораздо менее распространены . В отличие от XP , текущие версии Windows, поставляются со встроенными в защит , которые отражают мир в котором мы живем сегодня .</text:p>
      <text:p text:style-name="P4">" XP могут быть улучшены и изменилось за эти годы , чтобы попытаться <text:soft-page-break/>справиться с этим, но она никогда не была разработана, чтобы сделать , что с нуля до , а что-то вроде Windows, 8.1 очень много предназначен , чтобы сделать это с нуля , " сказал он.</text:p>
      <text:p text:style-name="P4">Microsoft объединилась с компанией под названием Laplink , чтобы помочь клиентам на XP подготовить для перемещения на новый компьютер . Свободный инструмент , называемый PCmover Экспресс для Windows XP , будут доступны начиная с этого месяца и работает путем копирования файлов и параметров из Windows XP на новое устройство под управлением Windows 7, Windows 8 или Windows, 8,1 . Для пользователей, желающих передать приложений , Laplink также предлагает премиальный продукт .</text:p>
      <text:p text:style-name="P4">Тем не менее, потребители могут предпочесть перейти на другую операционную систему, такую ??как OS X Маверикс Apple, ( работает только на Apple, ПК ) , или один из многих разновидностей Linux , таких как Ubuntu, LXLE или Зорина .</text:p>
      <text:p text:style-name="P4">Для тех, кто хочет придерживаться Windows, Microsoft имеет ряд видео-уроки онлайн , чтобы помочь людям начать работу с их новой операционной системы , и обеспечила шаг за шагом руководство для миграции с Windows XP на своей последней операционной системы , Windows 8.1 :</text:p>
      <text:p text:style-name="P4">1 . Убедитесь, что машина работает XP. Если домашний экран не персонализированные вы увидите знакомую XP обои при загрузке , но вы также можете подтвердить , нажав кнопку Пуск, выберите пункт Выполнить, введите WINVER , а затем нажмите Enter.</text:p>
      <text:p text:style-name="P4">2 . Выберите новый компьютер . Самый простой путь к Windows, 8.1 является с новым оборудованием и есть предложения и сделок для потребителей там. Будьте в курсе последних предложений по ПК под управлением Windows и планшетов через Гида Windows Покупка и узнать, как выбрать новый компьютер .</text:p>
      <text:p text:style-name="P4">3 . Передача файлов. ПК Microsoft, провести воспоминания , полные фотографий, файлов и музыки , и что вы хотите, чтобы доступ на новое устройство. Есть несколько вариантов для передачи файлов , либо с помощью облачных систем хранения данных или с помощью внешнего жесткого диска .</text:p>
      <text:p text:style-name="P4">4 . Познакомьтесь с ОС Windows 8.1 . После того, как право ПК был выбран и файлы мигрировали , вы будете готовы , чтобы исследовать Окна 8.1 . Следуйте этим видео , чтобы понять , как получить максимальную отдачу от Windows 8.</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Courier New CYR" svg:font-family="'Courier New CY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51S</meta:editing-duration>
    <meta:editing-cycles>3</meta:editing-cycles>
    <meta:generator>OpenOffice.org/3.4.1$Win32 OpenOffice.org_project/341m1$Build-9593</meta:generator>
    <dc:date>2014-04-27T18:14:36.80</dc:date>
    <meta:document-statistic meta:table-count="0" meta:image-count="0" meta:object-count="0" meta:page-count="4" meta:paragraph-count="46" meta:word-count="1770" meta:character-count="10346"/>
    <meta:user-defined meta:name="Info 1"/>
    <meta:user-defined meta:name="Info 2"/>
    <meta:user-defined meta:name="Info 3"/>
    <meta:user-defined meta:name="Info 4"/>
  </office:meta>
</office:document-meta>
</file>